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Roboto" svg:font-family="Roboto, sans-serif"/>
    <style:font-face style:name="Consolas1" svg:font-family="Consolas" style:font-family-generic="modern" style:font-pitch="fixed"/>
    <style:font-face style:name="Consolas2" svg:font-family="Consolas" style:font-adornments="Обычный" style:font-family-generic="modern" style:font-pitch="fixed"/>
    <style:font-face style:name="Calibri" svg:font-family="Calibri" style:font-family-generic="roman" style:font-pitch="variable"/>
    <style:font-face style:name="Consolas" svg:font-family="Consolas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2" style:family="paragraph" style:parent-style-name="Heading_20_1">
      <style:paragraph-properties fo:break-before="page"/>
      <style:text-properties officeooo:rsid="000ef043" officeooo:paragraph-rsid="003724e9"/>
    </style:style>
    <style:style style:name="P3" style:family="paragraph" style:parent-style-name="Heading_20_1" style:master-page-name="First_20_Page">
      <style:paragraph-properties style:page-number="auto"/>
    </style:style>
    <style:style style:name="P4" style:family="paragraph" style:parent-style-name="Heading_20_2">
      <style:text-properties fo:color="#000000"/>
    </style:style>
    <style:style style:name="P5" style:family="paragraph" style:parent-style-name="Heading_20_2">
      <style:paragraph-properties fo:break-before="page"/>
      <style:text-properties fo:color="#000000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officeooo:rsid="003c219c" officeooo:paragraph-rsid="003c219c" style:font-size-complex="14pt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14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ru" fo:country="RU" officeooo:rsid="0013326f" style:font-size-asian="14pt" style:language-asian="ru" style:country-asian="RU" style:font-name-complex="Times New Roman5" style:font-size-complex="12pt" style:language-complex="ar" style:country-complex="SA"/>
    </style:style>
    <style:style style:name="P16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7" style:family="paragraph" style:parent-style-name="Standard"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18" style:family="paragraph" style:parent-style-name="Standard">
      <style:text-properties fo:color="#000000" style:font-name="Times New Roman" fo:font-size="14pt" fo:language="ru" fo:country="RU" officeooo:rsid="000ef043" officeooo:paragraph-rsid="004240b9" style:font-size-asian="14pt" style:language-asian="ru" style:country-asian="RU" style:font-name-complex="Times New Roman5" style:font-size-complex="12pt" style:language-complex="ar" style:country-complex="SA"/>
    </style:style>
    <style:style style:name="P19" style:family="paragraph" style:parent-style-name="Text_20_body" style:list-style-name="L2"/>
    <style:style style:name="P20" style:family="paragraph" style:parent-style-name="Text_20_body">
      <style:text-properties officeooo:paragraph-rsid="00481d0b"/>
    </style:style>
    <style:style style:name="P21" style:family="paragraph" style:parent-style-name="Text_20_body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2" style:family="paragraph" style:parent-style-name="Text_20_body">
      <style:text-properties style:text-underline-style="solid" style:text-underline-width="auto" style:text-underline-color="font-color" officeooo:paragraph-rsid="00481d0b"/>
    </style:style>
    <style:style style:name="P23" style:family="paragraph" style:parent-style-name="Text_20_body">
      <style:text-properties officeooo:paragraph-rsid="004cc9f0"/>
    </style:style>
    <style:style style:name="P24" style:family="paragraph" style:parent-style-name="Text_20_body">
      <style:text-properties fo:font-style="italic" officeooo:paragraph-rsid="0049fbf0" style:font-style-asian="italic" style:font-style-complex="italic"/>
    </style:style>
    <style:style style:name="P25" style:family="paragraph" style:parent-style-name="Text_20_body">
      <style:text-properties officeooo:rsid="004f1526" officeooo:paragraph-rsid="004f1526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color="#000000" officeooo:rsid="000ef043" officeooo:paragraph-rsid="0041f10b"/>
    </style:style>
    <style:style style:name="P27" style:family="paragraph" style:parent-style-name="Листинг">
      <style:text-properties style:font-name="Consolas1" fo:font-size="9.5pt" style:font-size-asian="9.5pt" style:font-size-complex="9.5pt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3c219c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5" style:family="text">
      <style:text-properties style:font-name="Times New Roman" fo:font-size="14pt" fo:language="en" fo:country="US" fo:font-weight="bold" officeooo:rsid="003c219c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6" style:family="text">
      <style:text-properties style:font-name="Times New Roman" style:font-size-complex="14pt"/>
    </style:style>
    <style:style style:name="T7" style:family="text">
      <style:text-properties style:font-name="Times New Roman" officeooo:rsid="003c219c" style:font-size-complex="14pt"/>
    </style:style>
    <style:style style:name="T8" style:family="text">
      <style:text-properties fo:color="#000000"/>
    </style:style>
    <style:style style:name="T9" style:family="text">
      <style:text-properties fo:color="#000000"/>
    </style:style>
    <style:style style:name="T10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1" style:family="text">
      <style:text-properties fo:font-variant="normal" fo:text-transform="none" fo:color="#000000" style:font-name="Times New Roman" fo:font-size="14pt" fo:language="ru" fo:country="RU" officeooo:rsid="003c219c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letter-spacing="normal" fo:language="ru" fo:country="RU" fo:font-style="normal" fo:font-weight="normal" officeooo:rsid="0047cd8d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3c219c"/>
    </style:style>
    <style:style style:name="T16" style:family="text">
      <style:text-properties fo:language="en" fo:country="US" officeooo:rsid="0047cd8d"/>
    </style:style>
    <style:style style:name="T17" style:family="text">
      <style:text-properties fo:language="en" fo:country="US" fo:font-style="italic" style:font-style-asian="italic" style:font-style-complex="italic"/>
    </style:style>
    <style:style style:name="T18" style:family="text">
      <style:text-properties fo:language="en" fo:country="US" fo:font-style="italic" officeooo:rsid="00496778" style:font-style-asian="italic" style:font-style-complex="italic"/>
    </style:style>
    <style:style style:name="T19" style:family="text">
      <style:text-properties fo:language="en" fo:country="US" fo:font-style="italic" officeooo:rsid="00481d0b" style:font-style-asian="italic" style:font-style-complex="italic"/>
    </style:style>
    <style:style style:name="T20" style:family="text">
      <style:text-properties fo:language="en" fo:country="US" fo:font-style="italic" officeooo:rsid="0049b8c3" style:font-style-asian="italic" style:font-style-complex="italic"/>
    </style:style>
    <style:style style:name="T21" style:family="text">
      <style:text-properties fo:language="en" fo:country="US" fo:font-style="italic" officeooo:rsid="004b9435" style:font-style-asian="italic" style:font-style-complex="italic"/>
    </style:style>
    <style:style style:name="T22" style:family="text">
      <style:text-properties fo:language="en" fo:country="US" fo:font-style="italic" officeooo:rsid="004c1edf" style:font-style-asian="italic" style:font-style-complex="italic"/>
    </style:style>
    <style:style style:name="T23" style:family="text">
      <style:text-properties fo:language="en" fo:country="US" fo:font-style="normal" officeooo:rsid="00496778" style:font-style-asian="normal" style:font-style-complex="normal"/>
    </style:style>
    <style:style style:name="T24" style:family="text">
      <style:text-properties fo:language="en" fo:country="US" fo:font-style="normal" officeooo:rsid="004b9435" style:font-style-asian="normal" style:font-style-complex="normal"/>
    </style:style>
    <style:style style:name="T25" style:family="text">
      <style:text-properties fo:language="en" fo:country="US" fo:font-style="normal" officeooo:rsid="004c1edf" style:font-style-asian="normal" style:font-style-complex="normal"/>
    </style:style>
    <style:style style:name="T26" style:family="text">
      <style:text-properties fo:language="ru" fo:country="RU" fo:font-style="normal" officeooo:rsid="00496778" style:font-style-asian="normal" style:font-style-complex="normal"/>
    </style:style>
    <style:style style:name="T27" style:family="text">
      <style:text-properties fo:language="ru" fo:country="RU" fo:font-style="normal" officeooo:rsid="0049fbf0" style:font-style-asian="normal" style:font-style-complex="normal"/>
    </style:style>
    <style:style style:name="T28" style:family="text">
      <style:text-properties fo:language="ru" fo:country="RU" fo:font-style="normal" officeooo:rsid="004b9435" style:font-style-asian="normal" style:font-style-complex="normal"/>
    </style:style>
    <style:style style:name="T29" style:family="text">
      <style:text-properties fo:language="ru" fo:country="RU" fo:font-style="normal" officeooo:rsid="004c1edf" style:font-style-asian="normal" style:font-style-complex="normal"/>
    </style:style>
    <style:style style:name="T30" style:family="text">
      <style:text-properties fo:language="ru" fo:country="RU" fo:font-style="normal" officeooo:rsid="004cc9f0" style:font-style-asian="normal" style:font-style-complex="normal"/>
    </style:style>
    <style:style style:name="T31" style:family="text">
      <style:text-properties officeooo:rsid="0047cd8d"/>
    </style:style>
    <style:style style:name="T32" style:family="text">
      <style:text-properties officeooo:rsid="00481d0b"/>
    </style:style>
    <style:style style:name="T33" style:family="text">
      <style:text-properties officeooo:rsid="00496778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officeooo:rsid="0049fbf0"/>
    </style:style>
    <style:style style:name="T36" style:family="text">
      <style:text-properties fo:color="#808080"/>
    </style:style>
    <style:style style:name="T37" style:family="text">
      <style:text-properties fo:color="#a31515"/>
    </style:style>
    <style:style style:name="T38" style:family="text">
      <style:text-properties fo:color="#6f008a"/>
    </style:style>
    <style:style style:name="T39" style:family="text">
      <style:text-properties fo:color="#0000ff"/>
    </style:style>
    <style:style style:name="T40" style:family="text">
      <style:text-properties fo:color="#2b91a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МИНОБРНАУКИ РОССИИ</text:h>
      <text:h text:style-name="Heading_20_1" text:outline-level="1">Санкт-Петербургский государственный</text:h>
      <text:h text:style-name="Heading_20_1" text:outline-level="1">электротехнический университет</text:h>
      <text:h text:style-name="Heading_20_1" text:outline-level="1">«ЛЭТИ» им. В.И. Ульянова (Ленина)</text:h>
      <text:h text:style-name="Heading_20_1" text:outline-level="1">Кафедра МО ЭВМ</text:h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1"><text:span text:style-name="Book_20_Title"><text:span text:style-name="T1">отчет</text:span></text:span></text:p>
      <text:p text:style-name="P11"><text:span text:style-name="T2">по лабораторной работе №</text:span><text:span text:style-name="T5">3</text:span></text:p>
      <text:p text:style-name="P11"><text:span text:style-name="T2">по дисциплине «</text:span><text:span text:style-name="T3">Программирование</text:span><text:span text:style-name="T2">»</text:span></text:p>
      <text:p text:style-name="P13"><text:span text:style-name="Book_20_Title"><text:span text:style-name="T10">Тема: </text:span></text:span><text:span text:style-name="Book_20_Title"><text:span text:style-name="T11">Обход файловой системы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2"><text:span text:style-name="T6">Студент гр. </text:span><text:span text:style-name="T7">9303</text:span>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10">Дюков В.А.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14"/>
          </table:table-cell>
          <table:table-cell table:style-name="Таблица1.A1" office:value-type="string">
            <text:p text:style-name="P10">Чайка К.В.</text:p>
          </table:table-cell>
        </table:table-row>
      </table:table>
      <text:p text:style-name="P8"/>
      <text:p text:style-name="P8"/>
      <text:p text:style-name="P8">Санкт-Петербург</text:p>
      <text:p text:style-name="P16">20<text:span text:style-name="T15">20</text:span></text:p>
      <text:h text:style-name="P5" text:outline-level="2">Цель работы.</text:h>
      <text:p text:style-name="Text_20_body"><text:span text:style-name="T4">Научиться пользоваться возможностями заголовочного файла dirent.h и рекурсивно обходить файловую систему.</text:span></text:p>
      <text:p text:style-name="P26"><text:span text:style-name="T4"/></text:p>
      <text:h text:style-name="P4" text:outline-level="2">Задание.</text:h>
      <text:p text:style-name="Text_20_body">Дана некоторая корневая директория, в которой может находиться некоторое количество папок, в том числе вложенных. В этих папках хранятся некоторые текстовые файлы, имеющие имя вида <text:s/>&lt;filename&gt;.txt.</text:p>
      <text:p text:style-name="Text_20_body">Требуется найти файл, который содержит строку "Minotaur" (файл-минотавр).</text:p>
      <text:p text:style-name="Text_20_body">Файл, с которого следует начинать поиск, всегда называется file.txt (но полный путь к нему неизвестен).</text:p>
      <text:p text:style-name="Text_20_body">Каждый текстовый файл, кроме искомого, может содержать в себе ссылку на название другого файла (эта ссылка не содержит пути к файлу). Таких ссылок может быть несколько.</text:p>
      <text:p text:style-name="Text_20_body"><text:span text:style-name="T13">Т</text:span><text:span text:style-name="T12">акже файл может содержать тупик:</text:span> <text:span text:style-name="T16">Deadlock.</text:span></text:p>
      <text:p text:style-name="Text_20_body">Программа должна вывести правильную цепочку файлов (с путями), которая привела к поимке файла-минотавра.</text:p>
      <text:p text:style-name="Text_20_body"/>
      <text:list xml:id="list1739366717" text:style-name="L2">
        <text:list-item>
          <text:p text:style-name="P19">Цепочка, приводящая к файлу-минотавру может быть только одна.</text:p>
        </text:list-item>
        <text:list-item>
          <text:p text:style-name="P19">Общее количество файлов в каталоге не может быть больше 3000.</text:p>
        </text:list-item>
        <text:list-item>
          <text:p text:style-name="P19">Циклических зависимостей быть не может.</text:p>
        </text:list-item>
        <text:list-item>
          <text:p text:style-name="P19">Файлы не могут иметь одинаковые имена.</text:p>
        </text:list-item>
      </text:list>
      <text:p text:style-name="P17"/>
      <text:h text:style-name="P4" text:outline-level="2">Основные теоретические положения.</text:h>
      <text:p text:style-name="Text_20_body">В программировании рекурсия — вызов функции (процедуры) из неё же самой, непосредственно (простая рекурсия) или через другие функции (сложная или косвенная рекурсия), например, функция A вызывает функцию B, а функция B — функцию A. Количество вложенных вызовов функции или процедуры называется глубиной рекурсии. Рекурсивная программа позволяет <text:soft-page-break/>описать повторяющееся или даже потенциально бесконечное вычисление, причём без явных повторений частей программы и использования циклов.</text:p>
      <text:p text:style-name="Text_20_body">Рассмотрим основные функции для работы с деревом файловой системы, объявления которых находятся в заголовочном файле dirent.h.</text:p>
      <text:p text:style-name="Text_20_body">Для того, чтобы получить доступ к содержимому некоторой директории можно использовать функцию:</text:p>
      <text:p text:style-name="Text_20_body">DIR *opendir(const char *dirname);</text:p>
      <text:p text:style-name="Text_20_body">Которая возвращает указатель на объект типа DIR с помощью которого можно из программы работать с заданной директорией.</text:p>
      <text:p text:style-name="Text_20_body">Тип DIR представляет собой поток содержимого директории. Для того, что бы получить очередной элемент этого потока, используется функция:</text:p>
      <text:p text:style-name="Text_20_body">struct dirent *readdir(DIR *dirp);</text:p>
      <text:p text:style-name="Text_20_body">Она возвращает указатель на объект структуры dirent, в котором хранится информация о файле. Основной интерес представляют поля, хранящие имя и тип объекта в директории (это может быть не только <text:span text:style-name="T16">“</text:span>файл<text:span text:style-name="T16">”</text:span><text:span text:style-name="T31"> </text:span>и <text:span text:style-name="T16">“</text:span>папка<text:span text:style-name="T16">”</text:span>).</text:p>
      <text:p text:style-name="Text_20_body">После завершения работы с содержимым директории, необходимо вызвать функцию:</text:p>
      <text:p text:style-name="Text_20_body">int closedir(DIR *dirp);</text:p>
      <text:p text:style-name="Text_20_body">Передав ей полученный ранее функцией readdir(), дескриптор.</text:p>
      <text:p text:style-name="P18"/>
      <text:h text:style-name="P4" text:outline-level="2">Выполнение работы.</text:h>
      <text:p text:style-name="P21">Струк<text:span text:style-name="T32">т</text:span>у<text:span text:style-name="T32">р</text:span>ы :</text:p>
      <text:p text:style-name="P20"><text:span text:style-name="T19">part</text:span> — структура <text:span text:style-name="T32">элемента списка. Одно из полей является указателем на следующую структуру того же типа - элемент этого списка. Второе поле, это указатель на строку, которая является путём к файлу, с помощью которого был найден конечный файл — минотавр.</text:span></text:p>
      <text:p text:style-name="P20"/>
      <text:p text:style-name="P22">Функции:</text:p>
      <text:p text:style-name="P20"><text:soft-page-break/><text:span text:style-name="T18">int pr_goal</text:span><text:span text:style-name="T34">(char* </text:span><text:span text:style-name="T18">path</text:span><text:span text:style-name="T34">,</text:span><text:span text:style-name="T17"> </text:span><text:span text:style-name="T18">part**</text:span><text:span text:style-name="T17"> </text:span><text:span text:style-name="T18">element, char*** goals</text:span><text:span text:style-name="T34">)</text:span> — функция, <text:span text:style-name="T33">которая просматривает содержимое файла — цели. Если содержимым является </text:span><text:span text:style-name="T18">Deadlock</text:span><text:span text:style-name="T23"> – </text:span><text:span text:style-name="T26">функция возвращает -1. Если содержимым является </text:span><text:span text:style-name="T18">Minotaur</text:span><text:span text:style-name="T23"> – </text:span><text:span text:style-name="T26">функция инициализирует структуру типа </text:span><text:span text:style-name="T18">part</text:span><text:span text:style-name="T23">,</text:span><text:span text:style-name="T26"> записывает её адрес в переменную, находящуюся по адресу переменной </text:span><text:span text:style-name="T18">element</text:span><text:span text:style-name="T23"> </text:span><text:span text:style-name="T26">и возвращает 0. </text:span><text:span text:style-name="T27">Если содержимым функци</text:span><text:span text:style-name="T28">и являются указатели на другие файлы. То функция создаёт двумерный динамический массив, который заполняется именами включённых файлов, а также возвращает число этих файлов.</text:span></text:p>
      <text:p text:style-name="P20"><text:span text:style-name="T26"/></text:p>
      <text:p text:style-name="P23"><text:span text:style-name="T20">part* MinoFind</text:span><text:span text:style-name="T34">(</text:span><text:span text:style-name="T20">char* goal, </text:span><text:span text:style-name="T34">char* path)</text:span> — функция, <text:span text:style-name="T35">которая рекурсивно проходит по всем директориям, пока не найдет необходимый файл — цель. Если путь к искомому файлу был найден, то функция вызывает функцию </text:span><text:span text:style-name="T21">pr_goal</text:span><text:span text:style-name="T24"> </text:span><text:span text:style-name="T29">и либо запускает саму себя с обновлёнными данными (в случае когда в файле указаны пути других файлов), либо возвращает нулевой указатель (в случае когда файл — </text:span><text:span text:style-name="T25">deadlock</text:span><text:span text:style-name="T29">), либо указатель на созданную структуру (если функция </text:span><text:span text:style-name="T21">pr_goal</text:span><text:span text:style-name="T24"> </text:span><text:span text:style-name="T29">вернула указатель на структуру). Если функция </text:span><text:span text:style-name="T22">MinoFind</text:span><text:span text:style-name="T25"> </text:span><text:span text:style-name="T29">(рекурсивная) вернула указатель на структуру, то функция </text:span><text:span text:style-name="T26">инициализирует структуру типа </text:span><text:span text:style-name="T18">part</text:span><text:span text:style-name="T23"> </text:span><text:span text:style-name="T30">и возвращает указатель на неё</text:span><text:span text:style-name="T29">.</text:span></text:p>
      <text:p text:style-name="P24">Разработанный программный код см. в приложении А.</text:p>
      <text:p text:style-name="P15"><text:span text:style-name="T8"/></text:p>
      <text:h text:style-name="P4" text:outline-level="2">Выводы.</text:h>
      <text:p text:style-name="Text_20_body">Были изучены заголовочный файл dirent.h для работы с директориями, научился рекурсивно обходить файловую системы. Разработана программа, выполняющая рекурсивный обход файловой системы для нахождения цепочки путей файлов, по которым можно добраться до искомого файла.</text:p>
      <text:h text:style-name="P2" text:outline-level="1">Приложение А<text:line-break/>Исходный код программы</text:h>
      <text:p text:style-name="P25">Разработанный код находится в файле <text:span text:style-name="T14">main.c</text:span></text:p>
      <text:p text:style-name="P25"><text:span text:style-name="T14"/></text:p>
      <text:p text:style-name="P27"><text:span text:style-name="T36">#include</text:span><text:span text:style-name="T9"> </text:span><text:span text:style-name="T37">&lt;stdio.h&gt;</text:span></text:p>
      <text:p text:style-name="P27"><text:span text:style-name="T36">#include</text:span><text:span text:style-name="T9"> </text:span><text:span text:style-name="T37">&lt;string.h&gt;</text:span></text:p>
      <text:p text:style-name="P27"><text:span text:style-name="T36">#include</text:span><text:span text:style-name="T9"> </text:span><text:span text:style-name="T37">&lt;stdlib.h&gt;</text:span></text:p>
      <text:p text:style-name="P27"><text:span text:style-name="T36">#include</text:span><text:span text:style-name="T9"> </text:span><text:span text:style-name="T37">&lt;dirent.h&gt;</text:span></text:p>
      <text:p text:style-name="P27"/>
      <text:p text:style-name="P27"><text:span text:style-name="T36">#define</text:span><text:span text:style-name="T9"> </text:span><text:span text:style-name="T38">S_LEN</text:span><text:span text:style-name="T9"> 300</text:span></text:p>
      <text:p text:style-name="P27"><text:span text:style-name="T36">#define</text:span><text:span text:style-name="T9"> </text:span><text:span text:style-name="T38">P_LEN</text:span><text:span text:style-name="T9"> 300</text:span></text:p>
      <text:p text:style-name="P27"><text:span text:style-name="T36">#define</text:span><text:span text:style-name="T9"> </text:span><text:span text:style-name="T38">G_LEN</text:span><text:span text:style-name="T9"> 100</text:span></text:p>
      <text:p text:style-name="P27"><text:span text:style-name="T36">#define</text:span><text:span text:style-name="T9"> </text:span><text:span text:style-name="T38">CUT</text:span><text:span text:style-name="T9"> </text:span><text:span text:style-name="T37">" \n"</text:span></text:p>
      <text:p text:style-name="P27"/>
      <text:p text:style-name="P27"><text:span text:style-name="T39">typedef</text:span><text:span text:style-name="T9"> </text:span><text:span text:style-name="T39">struct</text:span><text:span text:style-name="T9"> </text:span><text:span text:style-name="T40">part</text:span><text:span text:style-name="T9"> {</text:span></text:p>
      <text:p text:style-name="P27"><text:span text:style-name="T9"><text:tab/></text:span><text:span text:style-name="T39">struct</text:span><text:span text:style-name="T9"> </text:span><text:span text:style-name="T40">part</text:span><text:span text:style-name="T9">* next;</text:span></text:p>
      <text:p text:style-name="P27"><text:span text:style-name="T9"><text:tab/></text:span><text:span text:style-name="T39">char</text:span><text:span text:style-name="T9">* str;</text:span></text:p>
      <text:p text:style-name="P27"><text:span text:style-name="T9">} </text:span><text:span text:style-name="T40">part</text:span><text:span text:style-name="T9">;</text:span></text:p>
      <text:p text:style-name="P27"/>
      <text:p text:style-name="P27"><text:span text:style-name="T39">int</text:span><text:span text:style-name="T9"> pr_goal(</text:span><text:span text:style-name="T39">char</text:span><text:span text:style-name="T9">* </text:span><text:span text:style-name="T36">path</text:span><text:span text:style-name="T9">, </text:span><text:span text:style-name="T40">part</text:span><text:span text:style-name="T9">** </text:span><text:span text:style-name="T36">element</text:span><text:span text:style-name="T9">, </text:span><text:span text:style-name="T39">char</text:span><text:span text:style-name="T9">*** </text:span><text:span text:style-name="T36">goals</text:span><text:span text:style-name="T9">) {</text:span></text:p>
      <text:p text:style-name="P27"/>
      <text:p text:style-name="P27"><text:span text:style-name="T9"><text:tab/></text:span><text:span text:style-name="T40">part</text:span><text:span text:style-name="T9">* f_element;</text:span></text:p>
      <text:p text:style-name="P27"><text:span text:style-name="T9"><text:tab/></text:span><text:span text:style-name="T39">char</text:span><text:span text:style-name="T9"> ** f_goals;</text:span></text:p>
      <text:p text:style-name="P27"><text:span text:style-name="T9"><text:tab/></text:span><text:span text:style-name="T40">FILE</text:span><text:span text:style-name="T9">* file;</text:span></text:p>
      <text:p text:style-name="P27"><text:span text:style-name="T9"><text:tab/></text:span><text:span text:style-name="T39">char</text:span><text:span text:style-name="T9"> source[</text:span><text:span text:style-name="T38">S_LEN</text:span><text:span text:style-name="T9">];</text:span></text:p>
      <text:p text:style-name="P27"><text:span text:style-name="T9"><text:tab/></text:span><text:span text:style-name="T39">char</text:span><text:span text:style-name="T9">* tok;</text:span></text:p>
      <text:p text:style-name="P27"><text:span text:style-name="T9"><text:tab/></text:span><text:span text:style-name="T39">int</text:span><text:span text:style-name="T9"> i = 0;</text:span></text:p>
      <text:p text:style-name="P27"/>
      <text:p text:style-name="P27"><text:span text:style-name="T9"><text:tab/>file = fopen(</text:span><text:span text:style-name="T36">path</text:span><text:span text:style-name="T9">, </text:span><text:span text:style-name="T37">"r"</text:span><text:span text:style-name="T9">);</text:span></text:p>
      <text:p text:style-name="P27"><text:span text:style-name="T9"><text:tab/></text:span><text:span text:style-name="T39">while</text:span><text:span text:style-name="T9"> (fscanf(file, </text:span><text:span text:style-name="T37">"%c"</text:span><text:span text:style-name="T9">, &amp;source[i]) != </text:span><text:span text:style-name="T38">EOF</text:span><text:span text:style-name="T9">) i++;</text:span></text:p>
      <text:p text:style-name="P27"><text:span text:style-name="T9"><text:tab/></text:span><text:span text:style-name="T39">if</text:span><text:span text:style-name="T9"> (source[i - 1] == </text:span><text:span text:style-name="T37">'\n'</text:span><text:span text:style-name="T9">) source[i - 1] = </text:span><text:span text:style-name="T37">'\0'</text:span><text:span text:style-name="T9">;</text:span></text:p>
      <text:p text:style-name="P27"><text:span text:style-name="T9"><text:tab/></text:span><text:span text:style-name="T39">else</text:span><text:span text:style-name="T9"> source[i] = </text:span><text:span text:style-name="T37">'\0'</text:span><text:span text:style-name="T9">;</text:span></text:p>
      <text:p text:style-name="P27"><text:tab/>fclose(file);</text:p>
      <text:p text:style-name="P27"><text:tab/></text:p>
      <text:p text:style-name="P27"><text:span text:style-name="T9"><text:tab/></text:span><text:span text:style-name="T39">if</text:span><text:span text:style-name="T9"> (!strcmp(source, </text:span><text:span text:style-name="T37">"Deadlock"</text:span><text:span text:style-name="T9">)) </text:span><text:span text:style-name="T39">return</text:span><text:span text:style-name="T9"> -1;</text:span></text:p>
      <text:p text:style-name="P27"/>
      <text:p text:style-name="P27"><text:span text:style-name="T9"><text:tab/></text:span><text:span text:style-name="T39">if</text:span><text:span text:style-name="T9"> (!strcmp(source, </text:span><text:span text:style-name="T37">"Minotaur"</text:span><text:span text:style-name="T9">)) {</text:span></text:p>
      <text:p text:style-name="P27"/>
      <text:p text:style-name="P27"><text:span text:style-name="T9"><text:tab/><text:tab/>f_element = malloc(</text:span><text:span text:style-name="T39">sizeof</text:span><text:span text:style-name="T9">(</text:span><text:span text:style-name="T40">part</text:span><text:span text:style-name="T9">));</text:span></text:p>
      <text:p text:style-name="P27"><text:span text:style-name="T9"><text:tab/><text:tab/>f_element-&gt;next = </text:span><text:span text:style-name="T38">NULL</text:span><text:span text:style-name="T9">;</text:span></text:p>
      <text:p text:style-name="P27"><text:span text:style-name="T9"><text:tab/><text:tab/>f_element-&gt;str = calloc(</text:span><text:span text:style-name="T38">P_LEN</text:span><text:span text:style-name="T9">, </text:span><text:span text:style-name="T39">sizeof</text:span><text:span text:style-name="T9">(</text:span><text:span text:style-name="T39">char</text:span><text:span text:style-name="T9">));</text:span></text:p>
      <text:p text:style-name="P27"><text:span text:style-name="T9"><text:tab/><text:tab/>strcpy(f_element-&gt;str, </text:span><text:span text:style-name="T36">path</text:span><text:span text:style-name="T9">);</text:span></text:p>
      <text:p text:style-name="P27"><text:soft-page-break/><text:span text:style-name="T9"><text:tab/><text:tab/>*</text:span><text:span text:style-name="T36">element</text:span><text:span text:style-name="T9"> = f_element;</text:span></text:p>
      <text:p text:style-name="P27"><text:span text:style-name="T9"><text:tab/><text:tab/></text:span><text:span text:style-name="T39">return</text:span><text:span text:style-name="T9"> 0;</text:span></text:p>
      <text:p text:style-name="P27"><text:tab/>}</text:p>
      <text:p text:style-name="P27"><text:tab/></text:p>
      <text:p text:style-name="P27"><text:tab/>i = 0;</text:p>
      <text:p text:style-name="P27"><text:span text:style-name="T9"><text:tab/>f_goals = malloc(</text:span><text:span text:style-name="T39">sizeof</text:span><text:span text:style-name="T9">(</text:span><text:span text:style-name="T39">char</text:span><text:span text:style-name="T9">*));</text:span></text:p>
      <text:p text:style-name="P27"><text:span text:style-name="T9"><text:tab/>tok = strtok(source, </text:span><text:span text:style-name="T38">CUT</text:span><text:span text:style-name="T9">);</text:span></text:p>
      <text:p text:style-name="P27"><text:span text:style-name="T9"><text:tab/></text:span><text:span text:style-name="T39">do</text:span><text:span text:style-name="T9"> {</text:span></text:p>
      <text:p text:style-name="P27"/>
      <text:p text:style-name="P27"><text:span text:style-name="T9"><text:tab/><text:tab/>tok = strtok(</text:span><text:span text:style-name="T38">NULL</text:span><text:span text:style-name="T9">, </text:span><text:span text:style-name="T38">CUT</text:span><text:span text:style-name="T9">);</text:span></text:p>
      <text:p text:style-name="P27"><text:span text:style-name="T9"><text:tab/><text:tab/>f_goals = realloc(f_goals, (i + 1) * </text:span><text:span text:style-name="T39">sizeof</text:span><text:span text:style-name="T9">(</text:span><text:span text:style-name="T39">char</text:span><text:span text:style-name="T9">*));</text:span></text:p>
      <text:p text:style-name="P27"><text:span text:style-name="T9"><text:tab/><text:tab/>f_goals[i] = calloc(</text:span><text:span text:style-name="T38">G_LEN</text:span><text:span text:style-name="T9">, </text:span><text:span text:style-name="T39">sizeof</text:span><text:span text:style-name="T9">(</text:span><text:span text:style-name="T39">char</text:span><text:span text:style-name="T9">));</text:span></text:p>
      <text:p text:style-name="P27"><text:tab/><text:tab/>strcpy(f_goals[i], tok);</text:p>
      <text:p text:style-name="P27"><text:tab/><text:tab/>i++;</text:p>
      <text:p text:style-name="P27"/>
      <text:p text:style-name="P27"><text:span text:style-name="T9"><text:tab/>} </text:span><text:span text:style-name="T39">while</text:span><text:span text:style-name="T9"> (tok = strtok(</text:span><text:span text:style-name="T38">NULL</text:span><text:span text:style-name="T9">, </text:span><text:span text:style-name="T38">CUT</text:span><text:span text:style-name="T9">));</text:span></text:p>
      <text:p text:style-name="P27"><text:tab/></text:p>
      <text:p text:style-name="P27"><text:span text:style-name="T9"><text:tab/>*</text:span><text:span text:style-name="T36">goals</text:span><text:span text:style-name="T9"> = f_goals;</text:span></text:p>
      <text:p text:style-name="P27"/>
      <text:p text:style-name="P27"><text:span text:style-name="T9"><text:tab/></text:span><text:span text:style-name="T39">return</text:span><text:span text:style-name="T9"> i;</text:span></text:p>
      <text:p text:style-name="P27">}</text:p>
      <text:p text:style-name="P27"/>
      <text:p text:style-name="P27"><text:span text:style-name="T40">part</text:span><text:span text:style-name="T9">* MinoFind(</text:span><text:span text:style-name="T39">char</text:span><text:span text:style-name="T9">* </text:span><text:span text:style-name="T36">goal</text:span><text:span text:style-name="T9">, </text:span><text:span text:style-name="T39">char</text:span><text:span text:style-name="T9">* </text:span><text:span text:style-name="T36">path</text:span><text:span text:style-name="T9">) {</text:span></text:p>
      <text:p text:style-name="P27"><text:tab/></text:p>
      <text:p text:style-name="P27"><text:span text:style-name="T9"><text:tab/></text:span><text:span text:style-name="T40">part</text:span><text:span text:style-name="T9">* element = </text:span><text:span text:style-name="T38">NULL</text:span><text:span text:style-name="T9">;</text:span></text:p>
      <text:p text:style-name="P27"><text:span text:style-name="T9"><text:tab/>DIR* dir = opendir(</text:span><text:span text:style-name="T36">path</text:span><text:span text:style-name="T9">);</text:span></text:p>
      <text:p text:style-name="P27"><text:span text:style-name="T9"><text:tab/></text:span><text:span text:style-name="T39">struct</text:span><text:span text:style-name="T9"> </text:span><text:span text:style-name="T40">dirent</text:span><text:span text:style-name="T9">* cur;</text:span></text:p>
      <text:p text:style-name="P27"><text:span text:style-name="T9"><text:tab/></text:span><text:span text:style-name="T39">int</text:span><text:span text:style-name="T9"> path_len, flag;</text:span></text:p>
      <text:p text:style-name="P27"><text:span text:style-name="T9"><text:tab/></text:span><text:span text:style-name="T39">char</text:span><text:span text:style-name="T9">* f_path;</text:span></text:p>
      <text:p text:style-name="P27"><text:span text:style-name="T9"><text:tab/></text:span><text:span text:style-name="T39">char</text:span><text:span text:style-name="T9">** goals;</text:span></text:p>
      <text:p text:style-name="P27"/>
      <text:p text:style-name="P27"><text:span text:style-name="T9"><text:tab/></text:span><text:span text:style-name="T39">while</text:span><text:span text:style-name="T9"> (cur = readdir(dir)) {</text:span></text:p>
      <text:p text:style-name="P27"/>
      <text:p text:style-name="P27"><text:span text:style-name="T9"><text:tab/><text:tab/>path_len = strlen(</text:span><text:span text:style-name="T36">path</text:span><text:span text:style-name="T9">);</text:span></text:p>
      <text:p text:style-name="P27"/>
      <text:p text:style-name="P27"><text:span text:style-name="T9"><text:tab/><text:tab/></text:span><text:span text:style-name="T39">if</text:span><text:span text:style-name="T9"> (!strcmp(cur-&gt;d_name, </text:span><text:span text:style-name="T36">goal</text:span><text:span text:style-name="T9">)) {</text:span></text:p>
      <text:p text:style-name="P27"/>
      <text:p text:style-name="P27"><text:span text:style-name="T9"><text:tab/><text:tab/><text:tab/>strcat(</text:span><text:span text:style-name="T36">path</text:span><text:span text:style-name="T9">, </text:span><text:span text:style-name="T37">"/"</text:span><text:span text:style-name="T9">);</text:span></text:p>
      <text:p text:style-name="P27"><text:span text:style-name="T9"><text:tab/><text:tab/><text:tab/>strcat(</text:span><text:span text:style-name="T36">path</text:span><text:span text:style-name="T9">, cur-&gt;d_name);</text:span></text:p>
      <text:p text:style-name="P27"><text:span text:style-name="T9"><text:tab/><text:tab/><text:tab/>flag = pr_goal(</text:span><text:span text:style-name="T36">path</text:span><text:span text:style-name="T9">, &amp;element, &amp;goals);</text:span></text:p>
      <text:p text:style-name="P27"/>
      <text:p text:style-name="P27"><text:span text:style-name="T9"><text:tab/><text:tab/><text:tab/></text:span><text:span text:style-name="T39">switch</text:span><text:span text:style-name="T9"> (flag) {</text:span></text:p>
      <text:p text:style-name="P27"/>
      <text:p text:style-name="P27"><text:soft-page-break/><text:span text:style-name="T9"><text:tab/><text:tab/><text:tab/></text:span><text:span text:style-name="T39">case</text:span><text:span text:style-name="T9"> 0:</text:span></text:p>
      <text:p text:style-name="P27"><text:span text:style-name="T9"><text:tab/><text:tab/><text:tab/><text:tab/></text:span><text:span text:style-name="T39">return</text:span><text:span text:style-name="T9"> element;</text:span></text:p>
      <text:p text:style-name="P27"/>
      <text:p text:style-name="P27"><text:span text:style-name="T9"><text:tab/><text:tab/><text:tab/></text:span><text:span text:style-name="T39">case</text:span><text:span text:style-name="T9"> -1:</text:span></text:p>
      <text:p text:style-name="P27"><text:span text:style-name="T9"><text:tab/><text:tab/><text:tab/><text:tab/></text:span><text:span text:style-name="T39">return</text:span><text:span text:style-name="T9"> </text:span><text:span text:style-name="T38">NULL</text:span><text:span text:style-name="T9">;</text:span></text:p>
      <text:p text:style-name="P27"/>
      <text:p text:style-name="P27"><text:span text:style-name="T9"><text:tab/><text:tab/><text:tab/></text:span><text:span text:style-name="T39">default</text:span><text:span text:style-name="T9">:</text:span></text:p>
      <text:p text:style-name="P27"><text:span text:style-name="T9"><text:tab/><text:tab/><text:tab/><text:tab/></text:span><text:span text:style-name="T39">break</text:span><text:span text:style-name="T9">;</text:span></text:p>
      <text:p text:style-name="P27"><text:tab/><text:tab/><text:tab/>}</text:p>
      <text:p text:style-name="P27"/>
      <text:p text:style-name="P27"><text:span text:style-name="T9"><text:tab/><text:tab/><text:tab/>f_path = calloc(</text:span><text:span text:style-name="T38">P_LEN</text:span><text:span text:style-name="T9">, </text:span><text:span text:style-name="T39">sizeof</text:span><text:span text:style-name="T9">(</text:span><text:span text:style-name="T39">char</text:span><text:span text:style-name="T9">));</text:span></text:p>
      <text:p text:style-name="P27"><text:span text:style-name="T9"><text:tab/><text:tab/><text:tab/>element = malloc(</text:span><text:span text:style-name="T39">sizeof</text:span><text:span text:style-name="T9">(</text:span><text:span text:style-name="T40">part</text:span><text:span text:style-name="T9">));</text:span></text:p>
      <text:p text:style-name="P27"/>
      <text:p text:style-name="P27"><text:span text:style-name="T9"><text:tab/><text:tab/><text:tab/></text:span><text:span text:style-name="T39">for</text:span><text:span text:style-name="T9"> (</text:span><text:span text:style-name="T39">int</text:span><text:span text:style-name="T9"> i = 0; i &lt; flag; i++) {</text:span></text:p>
      <text:p text:style-name="P27"/>
      <text:p text:style-name="P27"><text:span text:style-name="T9"><text:tab/><text:tab/><text:tab/><text:tab/>strcpy(f_path, </text:span><text:span text:style-name="T37">"./r3"</text:span><text:span text:style-name="T9">);</text:span></text:p>
      <text:p text:style-name="P27"/>
      <text:p text:style-name="P27"><text:span text:style-name="T9"><text:tab/><text:tab/><text:tab/><text:tab/></text:span><text:span text:style-name="T39">if</text:span><text:span text:style-name="T9"> (element-&gt;next = MinoFind(goals[i], f_path)) {</text:span></text:p>
      <text:p text:style-name="P27"/>
      <text:p text:style-name="P27"><text:span text:style-name="T9"><text:tab/><text:tab/><text:tab/><text:tab/><text:tab/>element-&gt;str = calloc(</text:span><text:span text:style-name="T38">P_LEN</text:span><text:span text:style-name="T9">, </text:span><text:span text:style-name="T39">sizeof</text:span><text:span text:style-name="T9">(</text:span><text:span text:style-name="T39">char</text:span><text:span text:style-name="T9">));</text:span></text:p>
      <text:p text:style-name="P27"><text:span text:style-name="T9"><text:tab/><text:tab/><text:tab/><text:tab/><text:tab/>strcpy(element-&gt;str, </text:span><text:span text:style-name="T36">path</text:span><text:span text:style-name="T9">);</text:span></text:p>
      <text:p text:style-name="P27"><text:tab/><text:tab/><text:tab/><text:tab/><text:tab/></text:p>
      <text:p text:style-name="P27"><text:span text:style-name="T9"><text:tab/><text:tab/><text:tab/><text:tab/><text:tab/></text:span><text:span text:style-name="T39">for</text:span><text:span text:style-name="T9"> (</text:span><text:span text:style-name="T39">int</text:span><text:span text:style-name="T9"> j = 0; j &lt; flag; j++) free(goals[j]);</text:span></text:p>
      <text:p text:style-name="P27"><text:tab/><text:tab/><text:tab/><text:tab/><text:tab/>free(goals);</text:p>
      <text:p text:style-name="P27"><text:tab/><text:tab/><text:tab/><text:tab/><text:tab/>free(f_path);</text:p>
      <text:p text:style-name="P27"><text:tab/><text:tab/><text:tab/><text:tab/><text:tab/>closedir(dir);</text:p>
      <text:p text:style-name="P27"><text:span text:style-name="T9"><text:tab/><text:tab/><text:tab/><text:tab/><text:tab/></text:span><text:span text:style-name="T39">return</text:span><text:span text:style-name="T9"> element;</text:span></text:p>
      <text:p text:style-name="P27"><text:tab/><text:tab/><text:tab/><text:tab/>}</text:p>
      <text:p text:style-name="P27"><text:tab/><text:tab/><text:tab/>}</text:p>
      <text:p text:style-name="P27"/>
      <text:p text:style-name="P27"><text:span text:style-name="T9"><text:tab/><text:tab/><text:tab/></text:span><text:span text:style-name="T39">for</text:span><text:span text:style-name="T9"> (</text:span><text:span text:style-name="T39">int</text:span><text:span text:style-name="T9"> j = 0; j &lt; flag; j++) free(goals[j]);</text:span></text:p>
      <text:p text:style-name="P27"><text:tab/><text:tab/><text:tab/>free(goals);</text:p>
      <text:p text:style-name="P27"><text:tab/><text:tab/><text:tab/>free(f_path);</text:p>
      <text:p text:style-name="P27"><text:tab/><text:tab/><text:tab/>free(element);</text:p>
      <text:p text:style-name="P27"><text:tab/><text:tab/>}</text:p>
      <text:p text:style-name="P27"><text:span text:style-name="T9"><text:tab/><text:tab/></text:span><text:span text:style-name="T39">else</text:span><text:span text:style-name="T9"> </text:span><text:span text:style-name="T39">if</text:span><text:span text:style-name="T9"> ((cur-&gt;d_type == DT_DIR) &amp;&amp; (strcmp(cur-&gt;d_name, </text:span><text:span text:style-name="T37">"."</text:span><text:span text:style-name="T9">)) &amp;&amp; (strcmp(cur-&gt;d_name, </text:span><text:span text:style-name="T37">".."</text:span><text:span text:style-name="T9">))) {</text:span></text:p>
      <text:p text:style-name="P27"/>
      <text:p text:style-name="P27"><text:span text:style-name="T9"><text:tab/><text:tab/><text:tab/>strcat(</text:span><text:span text:style-name="T36">path</text:span><text:span text:style-name="T9">, </text:span><text:span text:style-name="T37">"/"</text:span><text:span text:style-name="T9">);</text:span></text:p>
      <text:p text:style-name="P27"><text:span text:style-name="T9"><text:tab/><text:tab/><text:tab/>strcat(</text:span><text:span text:style-name="T36">path</text:span><text:span text:style-name="T9">, cur-&gt;d_name);</text:span></text:p>
      <text:p text:style-name="P27"><text:span text:style-name="T9"><text:tab/><text:tab/><text:tab/></text:span><text:span text:style-name="T39">if</text:span><text:span text:style-name="T9"> (element = MinoFind(</text:span><text:span text:style-name="T36">goal</text:span><text:span text:style-name="T9">, </text:span><text:span text:style-name="T36">path</text:span><text:span text:style-name="T9">)) </text:span><text:span text:style-name="T39">return</text:span><text:span text:style-name="T9"> element;</text:span></text:p>
      <text:p text:style-name="P27"><text:tab/><text:tab/>}</text:p>
      <text:p text:style-name="P27"/>
      <text:p text:style-name="P27"><text:soft-page-break/><text:span text:style-name="T9"><text:tab/><text:tab/></text:span><text:span text:style-name="T36">path</text:span><text:span text:style-name="T9">[path_len] = </text:span><text:span text:style-name="T37">'\0'</text:span><text:span text:style-name="T9">;</text:span></text:p>
      <text:p text:style-name="P27"><text:tab/>}</text:p>
      <text:p text:style-name="P27"/>
      <text:p text:style-name="P27"><text:tab/>closedir(dir);</text:p>
      <text:p text:style-name="P27"><text:tab/></text:p>
      <text:p text:style-name="P27"><text:span text:style-name="T9"><text:tab/></text:span><text:span text:style-name="T39">return</text:span><text:span text:style-name="T9"> </text:span><text:span text:style-name="T38">NULL</text:span><text:span text:style-name="T9">;</text:span></text:p>
      <text:p text:style-name="P27">}</text:p>
      <text:p text:style-name="P27"/>
      <text:p text:style-name="P27"><text:span text:style-name="T39">int</text:span><text:span text:style-name="T9"> main() {</text:span></text:p>
      <text:p text:style-name="P27"/>
      <text:p text:style-name="P27"><text:span text:style-name="T9"><text:tab/></text:span><text:span text:style-name="T40">FILE</text:span><text:span text:style-name="T9">* file;</text:span></text:p>
      <text:p text:style-name="P27"><text:span text:style-name="T9"><text:tab/></text:span><text:span text:style-name="T39">char</text:span><text:span text:style-name="T9"> path[</text:span><text:span text:style-name="T38">P_LEN</text:span><text:span text:style-name="T9">] = </text:span><text:span text:style-name="T37">"./r3"</text:span><text:span text:style-name="T9">;</text:span></text:p>
      <text:p text:style-name="P27"><text:span text:style-name="T9"><text:tab/></text:span><text:span text:style-name="T39">char</text:span><text:span text:style-name="T9"> goal[</text:span><text:span text:style-name="T38">G_LEN</text:span><text:span text:style-name="T9">] = </text:span><text:span text:style-name="T37">"file.txt"</text:span><text:span text:style-name="T9">;</text:span></text:p>
      <text:p text:style-name="P27"><text:span text:style-name="T9"><text:tab/></text:span><text:span text:style-name="T40">part</text:span><text:span text:style-name="T9">* head = MinoFind(goal, path);</text:span></text:p>
      <text:p text:style-name="P27"><text:span text:style-name="T9"><text:tab/></text:span><text:span text:style-name="T40">part</text:span><text:span text:style-name="T9">* cur;</text:span></text:p>
      <text:p text:style-name="P27"/>
      <text:p text:style-name="P27"><text:span text:style-name="T9"><text:tab/></text:span><text:span text:style-name="T39">if</text:span><text:span text:style-name="T9"> (head) {</text:span></text:p>
      <text:p text:style-name="P27"/>
      <text:p text:style-name="P27"><text:span text:style-name="T9"><text:tab/><text:tab/>file = fopen(</text:span><text:span text:style-name="T37">"result.txt"</text:span><text:span text:style-name="T9">, </text:span><text:span text:style-name="T37">"w"</text:span><text:span text:style-name="T9">);</text:span></text:p>
      <text:p text:style-name="P27"/>
      <text:p text:style-name="P27"><text:span text:style-name="T9"><text:tab/><text:tab/></text:span><text:span text:style-name="T39">while</text:span><text:span text:style-name="T9"> (head) {</text:span></text:p>
      <text:p text:style-name="P27"/>
      <text:p text:style-name="P27"><text:span text:style-name="T9"><text:tab/><text:tab/><text:tab/>fprintf(file, </text:span><text:span text:style-name="T37">"%s\n"</text:span><text:span text:style-name="T9">, head-&gt;str);</text:span></text:p>
      <text:p text:style-name="P27"><text:tab/><text:tab/><text:tab/>cur = head;</text:p>
      <text:p text:style-name="P27"><text:tab/><text:tab/><text:tab/>head = head-&gt;next;</text:p>
      <text:p text:style-name="P27"><text:tab/><text:tab/><text:tab/>free(cur-&gt;str);</text:p>
      <text:p text:style-name="P27"><text:tab/><text:tab/><text:tab/>free(cur);</text:p>
      <text:p text:style-name="P27"><text:tab/><text:tab/>}</text:p>
      <text:p text:style-name="P27"/>
      <text:p text:style-name="P27"><text:tab/><text:tab/>fclose(file);</text:p>
      <text:p text:style-name="P27"><text:tab/>}</text:p>
      <text:p text:style-name="P27"/>
      <text:p text:style-name="P27"><text:span text:style-name="T9"><text:tab/></text:span><text:span text:style-name="T39">return</text:span><text:span text:style-name="T9"> 0;</text:span></text:p>
      <text:p text:style-name="P27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Roboto" svg:font-family="Roboto, sans-serif"/>
    <style:font-face style:name="Consolas1" svg:font-family="Consolas" style:font-family-generic="modern" style:font-pitch="fixed"/>
    <style:font-face style:name="Consolas2" svg:font-family="Consolas" style:font-adornments="Обычный" style:font-family-generic="modern" style:font-pitch="fixed"/>
    <style:font-face style:name="Calibri" svg:font-family="Calibri" style:font-family-generic="roman" style:font-pitch="variable"/>
    <style:font-face style:name="Consolas" svg:font-family="Consolas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>
        <style:tab-stops/>
      </style:paragraph-properties>
      <style:text-properties fo:text-transform="uppercase" style:font-name="Times New Roman1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 style:master-page-name="">
      <style:paragraph-properties fo:margin-left="-0.499cm" fo:margin-right="0cm" fo:line-height="150%" fo:text-align="start" style:justify-single-word="false" fo:text-indent="0cm" style:auto-text-indent="false" style:page-number="auto"/>
      <style:text-properties style:font-name="Consolas2" fo:font-family="Consolas" style:font-style-name="Обычный" style:font-family-generic="modern" style:font-pitch="fixed" fo:font-size="9.5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16T14:07:55.262000000</meta:creation-date>
    <meta:editing-duration>PT4H2M19S</meta:editing-duration>
    <meta:editing-cycles>42</meta:editing-cycles>
    <meta:generator>LibreOffice/6.3.3.2$Windows_x86 LibreOffice_project/a64200df03143b798afd1ec74a12ab50359878ed</meta:generator>
    <dc:date>2020-06-06T21:58:14.661000000</dc:date>
    <meta:document-statistic meta:table-count="1" meta:image-count="0" meta:object-count="0" meta:page-count="8" meta:paragraph-count="172" meta:word-count="963" meta:character-count="7163" meta:non-whitespace-character-count="6134"/>
  </office:meta>
</office:document-meta>
</file>